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ResourceResolverTests.resource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ResourceResolverTests.resolverUrlPath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ResourceResolverTests.resolveResourceInternalFrom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ingResourceResolverTests.resolverUrlPathFrom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ingResourceResolverTests.resolveResourceMatching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chingResourceResolverTests.resolveResourceNoAccep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ingResourceResolverTests.resolveResource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ingResourceResolverTests.resolveResourceAcceptEncodingInCacheKey( GzippedFiles gzipped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achingResourceResolverTests.resolveResourceInternal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Resource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hingResourceResolverTests.resolverUrl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